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2cm" svg:y1="3cm" svg:x2="15.7cm" svg:y2="3cm">
          <text:p/>
        </draw:line>
        <draw:line draw:style-name="gr1" draw:text-style-name="P1" draw:layer="layout" svg:x1="5.2cm" svg:y1="3cm" svg:x2="5.2cm" svg:y2="10.5cm">
          <text:p/>
        </draw:line>
        <draw:frame draw:style-name="gr2" draw:layer="layout" svg:width="3.825cm" svg:height="2.387cm" svg:x="1.2cm" svg:y="9.469cm">
          <draw:text-box>
            <text:p>инструкции<text:line-break/>тестового<text:line-break/>шаблона</text:p>
          </draw:text-box>
        </draw:frame>
        <draw:frame draw:style-name="gr2" draw:text-style-name="P2" draw:layer="layout" svg:width="4.337cm" svg:height="1.675cm" svg:x="15.146cm" svg:y="1.5cm">
          <draw:text-box>
            <text:p text:style-name="P2">кэширующие<text:line-break/>буферы</text:p>
          </draw:text-box>
        </draw:frame>
        <draw:frame draw:style-name="gr2" draw:layer="layout" svg:width="0.883cm" svg:height="1.17cm" svg:x="3.8cm" svg:y="3.793cm">
          <draw:text-box>
            <text:p>I<text:span text:style-name="T1">1</text:span></text:p>
          </draw:text-box>
        </draw:frame>
        <draw:frame draw:style-name="gr2" draw:layer="layout" svg:width="0.883cm" svg:height="1.17cm" svg:x="3.801cm" svg:y="5.493cm">
          <draw:text-box>
            <text:p>I<text:span text:style-name="T1">2</text:span></text:p>
          </draw:text-box>
        </draw:frame>
        <draw:frame draw:style-name="gr2" draw:layer="layout" svg:width="0.883cm" svg:height="1.17cm" svg:x="3.802cm" svg:y="7.193cm">
          <draw:text-box>
            <text:p>I<text:span text:style-name="T1">3</text:span></text:p>
          </draw:text-box>
        </draw:frame>
        <draw:line draw:style-name="gr3" draw:text-style-name="P1" draw:layer="layout" svg:x1="5cm" svg:y1="4.3cm" svg:x2="5.5cm" svg:y2="4.3cm">
          <text:p/>
        </draw:line>
        <draw:line draw:style-name="gr3" draw:text-style-name="P1" draw:layer="layout" svg:x1="5cm" svg:y1="6.1cm" svg:x2="5.5cm" svg:y2="6.1cm">
          <text:p/>
        </draw:line>
        <draw:line draw:style-name="gr3" draw:text-style-name="P1" draw:layer="layout" svg:x1="5cm" svg:y1="7.7cm" svg:x2="5.5cm" svg:y2="7.7cm">
          <text:p/>
        </draw:line>
        <draw:line draw:style-name="gr3" draw:text-style-name="P1" draw:layer="layout" svg:x1="7.5cm" svg:y1="2.774cm" svg:x2="7.5cm" svg:y2="3.274cm">
          <text:p/>
        </draw:line>
        <draw:line draw:style-name="gr3" draw:text-style-name="P1" draw:layer="layout" svg:x1="10.4cm" svg:y1="2.774cm" svg:x2="10.4cm" svg:y2="3.274cm">
          <text:p/>
        </draw:line>
        <draw:line draw:style-name="gr3" draw:text-style-name="P1" draw:layer="layout" svg:x1="13cm" svg:y1="2.774cm" svg:x2="13cm" svg:y2="3.274cm">
          <text:p/>
        </draw:line>
        <draw:frame draw:style-name="gr2" draw:layer="layout" svg:width="2.128cm" svg:height="0.963cm" svg:x="6.5cm" svg:y="1.7cm">
          <draw:text-box>
            <text:p>DTLB</text:p>
          </draw:text-box>
        </draw:frame>
        <draw:frame draw:style-name="gr2" draw:layer="layout" svg:width="3.563cm" svg:height="0.963cm" svg:x="8.8cm" svg:y="1.701cm">
          <draw:text-box>
            <text:p>D-Cache-1</text:p>
          </draw:text-box>
        </draw:frame>
        <draw:frame draw:style-name="gr2" draw:layer="layout" svg:width="2.894cm" svg:height="0.963cm" svg:x="12.101cm" svg:y="1.702cm">
          <draw:text-box>
            <text:p>Cache-2</text:p>
          </draw:text-box>
        </draw:frame>
        <draw:frame draw:style-name="gr2" draw:layer="layout" svg:width="1.056cm" svg:height="1.17cm" svg:x="6.988cm" svg:y="3.866cm">
          <draw:text-box>
            <text:p>p<text:span text:style-name="T1">1</text:span></text:p>
          </draw:text-box>
        </draw:frame>
        <draw:frame draw:style-name="gr2" draw:layer="layout" svg:width="1.056cm" svg:height="1.17cm" svg:x="6.988cm" svg:y="5.666cm">
          <draw:text-box>
            <text:p>p<text:span text:style-name="T1">2</text:span></text:p>
          </draw:text-box>
        </draw:frame>
        <draw:frame draw:style-name="gr2" draw:layer="layout" svg:width="1.2cm" svg:height="1.17cm" svg:x="9.988cm" svg:y="5.766cm">
          <draw:text-box>
            <text:p><text:span text:style-name="T2">ts</text:span><text:span text:style-name="T1">1</text:span></text:p>
          </draw:text-box>
        </draw:frame>
        <draw:frame draw:style-name="gr2" draw:layer="layout" svg:width="1.2cm" svg:height="1.17cm" svg:x="9.988cm" svg:y="7.266cm">
          <draw:text-box>
            <text:p><text:span text:style-name="T2">ts</text:span><text:span text:style-name="T1">2</text:span></text:p>
          </draw:text-box>
        </draw:frame>
        <draw:frame draw:style-name="gr2" draw:layer="layout" svg:width="1.2cm" svg:height="1.17cm" svg:x="12.488cm" svg:y="7.266cm">
          <draw:text-box>
            <text:p><text:span text:style-name="T2">ts</text:span><text:span text:style-name="T1">2</text:span></text:p>
          </draw:text-box>
        </draw:frame>
        <draw:custom-shape draw:style-name="gr4" draw:text-style-name="P1" draw:layer="layout" svg:width="0.5cm" svg:height="4.55cm" draw:transform="rotate (-1.57079632679579) translate (14.3cm 8.0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" draw:text-style-name="P3" draw:layer="layout" svg:width="7.051cm" svg:height="0.958cm" svg:x="10cm" svg:y="8.446cm">
          <draw:text-box>
            <text:p text:style-name="P3">тегсет инвариантен</text:p>
          </draw:text-box>
        </draw:frame>
        <draw:custom-shape draw:style-name="gr4" draw:text-style-name="P1" draw:layer="layout" svg:width="0.293cm" svg:height="1.071cm" svg:x="8.387cm" svg:y="3.92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" draw:text-style-name="P3" draw:layer="layout" svg:width="8.363cm" svg:height="0.958cm" svg:x="8.601cm" svg:y="3.946cm">
          <draw:text-box>
            <text:p text:style-name="P3">некэшируемое обращение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20T19:33:47.42</meta:creation-date>
    <dc:date>2009-08-20T19:44:56.12</dc:date>
    <dc:creator>Евгений Корныхин</dc:creator>
    <meta:editing-duration>PT00H11M13S</meta:editing-duration>
    <meta:editing-cycles>3</meta:editing-cycles>
    <meta:generator>OpenOffice.org/3.1$Win32 OpenOffice.org_project/310m11$Build-9399</meta:generator>
    <meta:printed-by>Евгений Корныхин</meta:printed-by>
    <meta:print-date>2009-08-20T19:44:32.09</meta:print-date>
    <meta:document-statistic meta:object-count="25"/>
  </office:meta>
</office:document-meta>
</file>